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 Unicode MS" svg:font-family="'Arial Unicode MS'"/>
    <style:font-face style:name="Liberation Sans" svg:font-family="'Liberation Sans'"/>
    <style:font-face style:name="Liberation Serif1" svg:font-family="'Liberation Serif'"/>
    <style:font-face style:name="Noto Sans" svg:font-family="'Noto Sans'"/>
    <style:font-face style:name="STIX Two Text" svg:font-family="'STIX Two Text'"/>
    <style:font-face style:name="Arial Unicode MS2" svg:font-family="'Arial Unicode MS'" style:font-family-generic="swiss"/>
    <style:font-face style:name="STIX Two Text1" svg:font-family="'STIX Two Text'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3.404cm" style:rel-column-width="13120*"/>
    </style:style>
    <style:style style:name="Tabella1.B" style:family="table-column">
      <style:table-column-properties style:column-width="13.596cm" style:rel-column-width="52415*"/>
    </style:style>
    <style:style style:name="Tabella1.1" style:family="table-row">
      <style:table-row-properties fo:background-color="#b2b2b2">
        <style:background-image/>
      </style:table-row-properties>
    </style:style>
    <style:style style:name="Tabel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1.2" style:family="table-row">
      <style:table-row-properties fo:background-color="#cccccc" fo:keep-together="auto">
        <style:background-image/>
      </style:table-row-properties>
    </style:style>
    <style:style style:name="Tabel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1.3" style:family="table-row">
      <style:table-row-properties fo:background-color="#eeeeee" fo:keep-together="auto">
        <style:background-image/>
      </style:table-row-properties>
    </style:style>
    <style:style style:name="Tabella1.10" style:family="table-row">
      <style:table-row-properties fo:background-color="#eeeeee">
        <style:background-image/>
      </style:table-row-properties>
    </style:style>
    <style:style style:name="P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20d41a" officeooo:paragraph-rsid="0020d41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c763c" officeooo:paragraph-rsid="001c763c" style:font-size-asian="20pt" style:font-weight-asian="bold" style:font-size-complex="20pt" style:font-weight-complex="bold"/>
    </style:style>
    <style:style style:name="P4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23b102" officeooo:paragraph-rsid="0023b10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275a53" officeooo:paragraph-rsid="00275a5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236a63" officeooo:paragraph-rsid="00236a6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1c763c" officeooo:paragraph-rsid="001c763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20d41a" officeooo:paragraph-rsid="0020d41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bold" officeooo:rsid="001c763c" officeooo:paragraph-rsid="001c763c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bold" officeooo:rsid="0020d41a" officeooo:paragraph-rsid="0020d41a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STIX Two Text1" fo:font-size="12pt" fo:font-style="normal" fo:text-shadow="none" style:text-underline-style="none" fo:font-weight="bold" officeooo:rsid="001afbe2" officeooo:paragraph-rsid="001afbe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font-name="STIX Two Text1" fo:font-size="11pt" fo:font-weight="bold" officeooo:rsid="001afbe2" officeooo:paragraph-rsid="001afbe2" style:font-size-asian="11pt" style:font-weight-asian="bold" style:font-size-complex="11pt" style:font-weight-complex="bold"/>
    </style:style>
    <style:style style:name="P1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TIX Two Text1" fo:font-size="12pt" fo:font-style="normal" fo:text-shadow="none" style:text-underline-style="none" fo:font-weight="bold" officeooo:rsid="001afbe2" officeooo:paragraph-rsid="001afbe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gray1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1f7360" officeooo:paragraph-rsid="001f736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gray2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1ccd07" officeooo:paragraph-rsid="001ccd0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gray2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1ea5c1" officeooo:paragraph-rsid="001ea5c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gray2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236a63" officeooo:paragraph-rsid="00236a6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gray2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23b102" officeooo:paragraph-rsid="0023b10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gray2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255866" officeooo:paragraph-rsid="002558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gray2">
      <style:paragraph-properties style:line-height-at-least="0.353cm" fo:text-align="start" style:justify-single-word="false"/>
      <style:text-properties style:font-name="STIX Two Text1" fo:font-size="11pt" officeooo:rsid="0023b102" officeooo:paragraph-rsid="0023b102" style:font-size-asian="11pt" style:font-size-complex="11pt"/>
    </style:style>
    <style:style style:name="P22" style:family="paragraph" style:parent-style-name="gray1">
      <style:paragraph-properties style:line-height-at-least="0.353cm" fo:text-align="start" style:justify-single-word="false"/>
      <style:text-properties fo:color="#000000" loext:opacity="100%" style:font-name="STIX Two Text1" fo:font-size="11pt" fo:font-style="normal" fo:font-weight="normal" officeooo:rsid="001ccd07" officeooo:paragraph-rsid="001ccd07" style:font-size-asian="11pt" style:font-style-asian="normal" style:font-weight-asian="normal" style:font-size-complex="11pt"/>
    </style:style>
    <style:style style:name="P23" style:family="paragraph" style:parent-style-name="gray1" style:list-style-name="L2">
      <style:paragraph-properties style:line-height-at-least="0.353cm" fo:text-align="start" style:justify-single-word="false"/>
      <style:text-properties fo:color="#000000" loext:opacity="100%" style:font-name="STIX Two Text1" fo:font-size="11pt" fo:font-style="normal" fo:font-weight="normal" style:font-size-asian="11pt" style:font-style-asian="normal" style:font-weight-asian="normal" style:font-size-complex="11pt"/>
    </style:style>
    <style:style style:name="P24" style:family="paragraph" style:parent-style-name="gray1" style:list-style-name="L2">
      <style:paragraph-properties style:line-height-at-least="0.353cm" fo:text-align="start" style:justify-single-word="false"/>
      <style:text-properties fo:color="#000000" loext:opacity="100%" style:font-name="STIX Two Text1" fo:font-size="11pt" style:font-size-asian="11pt" style:font-size-complex="11pt"/>
    </style:style>
    <style:style style:name="P25" style:family="paragraph" style:parent-style-name="gray1" style:list-style-name="L4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gray1" style:list-style-name="L4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paragraph-rsid="00275a5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gray1" style:list-style-name="L4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275a53" officeooo:paragraph-rsid="00275a5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" style:family="paragraph" style:parent-style-name="gray1" style:list-style-name="L4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2942c7" officeooo:paragraph-rsid="002942c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" style:family="paragraph" style:parent-style-name="gray2" style:list-style-name="L1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gray2" style:list-style-name="L3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gray2" style:list-style-name="L5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gray2" style:list-style-name="L5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paragraph-rsid="0020d41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3" style:family="paragraph" style:parent-style-name="gray2" style:list-style-name="L5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paragraph-rsid="0026eab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4" style:family="paragraph" style:parent-style-name="gray2" style:list-style-name="L6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paragraph-rsid="002558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5" style:family="paragraph" style:parent-style-name="gray2" style:list-style-name="L7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paragraph-rsid="002558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6" style:family="paragraph" style:parent-style-name="gray2" style:list-style-name="L3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226fa0" officeooo:paragraph-rsid="00226fa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7" style:family="paragraph" style:parent-style-name="gray2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20d41a" officeooo:paragraph-rsid="0020d41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8" style:family="paragraph" style:parent-style-name="gray2" style:list-style-name="L6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236a63" officeooo:paragraph-rsid="00236a6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9" style:family="paragraph" style:parent-style-name="gray2" style:list-style-name="L7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236a63" officeooo:paragraph-rsid="0023b10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0" style:family="paragraph" style:parent-style-name="gray2" style:list-style-name="L6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23b102" officeooo:paragraph-rsid="0023b10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1" style:family="paragraph" style:parent-style-name="gray2" style:list-style-name="L7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23b102" officeooo:paragraph-rsid="0023b10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2" style:family="paragraph" style:parent-style-name="gray2" style:list-style-name="L8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23b102" officeooo:paragraph-rsid="0023b10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3" style:family="paragraph" style:parent-style-name="gray2" style:list-style-name="L9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23b102" officeooo:paragraph-rsid="0023b10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4" style:family="paragraph" style:parent-style-name="gray2" style:list-style-name="L10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23b102" officeooo:paragraph-rsid="0023b10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5" style:family="paragraph" style:parent-style-name="gray2" style:list-style-name="L12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23b102" officeooo:paragraph-rsid="0023b10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6" style:family="paragraph" style:parent-style-name="gray2" style:list-style-name="L13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23b102" officeooo:paragraph-rsid="0023b10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7" style:family="paragraph" style:parent-style-name="gray2" style:list-style-name="L5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STIX Two Text1" fo:font-size="11pt" fo:font-style="normal" fo:text-shadow="none" style:text-underline-style="none" fo:font-weight="normal" officeooo:rsid="00255866" officeooo:paragraph-rsid="00255866" style:font-size-asian="11pt" style:font-style-asian="normal" style:font-weight-asian="normal" style:font-size-complex="11pt" style:font-style-complex="normal" style:font-weight-complex="normal" style:text-emphasize="none" style:text-overline-style="none" style:text-overline-color="font-color"/>
    </style:style>
    <style:style style:name="P48" style:family="paragraph" style:parent-style-name="gray2" style:list-style-name="L3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gray2" style:list-style-name="L3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ccd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gray2" style:list-style-name="L5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gray2" style:list-style-name="L3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6fa0" officeooo:paragraph-rsid="00226f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gray2" style:list-style-name="L5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eab8" officeooo:paragraph-rsid="0026ea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gray2" style:list-style-name="L11">
      <style:paragraph-properties style:line-height-at-least="0.353cm" fo:text-align="start" style:justify-single-word="false"/>
      <style:text-properties style:font-name="STIX Two Text1" fo:font-size="11pt" officeooo:paragraph-rsid="00255866" style:font-size-asian="11pt" style:font-size-complex="11pt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officeooo:rsid="001ccd07"/>
    </style:style>
    <style:style style:name="T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3b102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55866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officeooo:rsid="00236a63"/>
    </style:style>
    <style:style style:name="T7" style:family="text">
      <style:text-properties officeooo:rsid="0023b102"/>
    </style:style>
    <style:style style:name="T8" style:family="text">
      <style:text-properties officeooo:rsid="00255866"/>
    </style:style>
    <style:style style:name="T9" style:family="text">
      <style:text-properties officeooo:rsid="00255866" style:text-emphasize="none"/>
    </style:style>
    <style:style style:name="T10" style:family="text">
      <style:text-properties officeooo:rsid="0026eab8" style:text-emphasize="none"/>
    </style:style>
    <style:style style:name="T11" style:family="text">
      <style:text-properties officeooo:rsid="002c11b9" style:text-emphasize="none"/>
    </style:style>
    <style:style style:name="T12" style:family="text">
      <style:text-properties officeooo:rsid="00275a53"/>
    </style:style>
    <style:style style:name="T13" style:family="text">
      <style:text-properties fo:font-style="normal" fo:font-weight="normal" style:font-style-asian="normal" style:font-weight-asian="normal"/>
    </style:style>
    <style:style style:name="T14" style:family="text">
      <style:text-properties fo:font-style="normal" fo:font-weight="normal" officeooo:rsid="001c763c" style:font-style-asian="normal" style:font-weight-asian="normal"/>
    </style:style>
    <style:style style:name="T15" style:family="text">
      <style:text-properties fo:font-style="normal" fo:font-weight="normal" officeooo:rsid="00275a53" style:font-style-asian="normal" style:font-weight-asian="normal"/>
    </style:style>
    <style:style style:name="T16" style:family="text">
      <style:text-properties fo:font-style="normal" fo:font-weight="normal" officeooo:rsid="002c11b9" style:font-style-asian="normal" style:font-weight-asian="normal"/>
    </style:style>
    <style:style style:name="T17" style:family="text">
      <style:text-properties style:font-name="STIX Two Text1" fo:font-size="11pt" style:font-size-asian="11pt" style:font-size-complex="11pt"/>
    </style:style>
    <style:style style:name="T18" style:family="text">
      <style:text-properties style:font-name="STIX Two Text1" fo:font-size="11pt" officeooo:rsid="00226fa0" style:font-size-asian="11pt" style:font-size-complex="11pt"/>
    </style:style>
    <style:style style:name="T19" style:family="text">
      <style:text-properties style:font-name="STIX Two Text1" fo:font-size="11pt" style:font-size-asian="11pt" style:font-size-complex="11pt" style:text-emphasize="none"/>
    </style:style>
    <style:style style:name="T20" style:family="text">
      <style:text-properties style:font-name="STIX Two Text1" fo:font-size="11pt" officeooo:rsid="00255866" style:font-size-asian="11pt" style:font-size-complex="11pt" style:text-emphasize="none"/>
    </style:style>
    <style:style style:name="T21" style:family="text">
      <style:text-properties style:font-name="STIX Two Text1" fo:font-size="11pt" officeooo:rsid="002c11b9" style:font-size-asian="11pt" style:font-size-complex="11pt" style:text-emphasize="none"/>
    </style:style>
    <style:style style:name="T22" style:family="text">
      <style:text-properties style:font-name="STIX Two Text1" fo:font-size="11pt" officeooo:rsid="002c11b9" style:font-size-asian="11pt" style:font-size-complex="11pt"/>
    </style:style>
    <style:style style:name="T23" style:family="text">
      <style:text-properties officeooo:rsid="002942c7"/>
    </style:style>
    <style:style style:name="T24" style:family="text">
      <style:text-properties officeooo:rsid="002b3b00"/>
    </style:style>
    <style:style style:name="T25" style:family="text">
      <style:text-properties officeooo:rsid="002c11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POD4D</text:p>
      <text:p text:style-name="P3">Storia e previsione – History and roadmap</text:p>
      <text:p text:style-name="Standard"/>
      <table:table table:name="Tabella1" table:style-name="Tabella1" table:template-name="Default Style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2">Date - Date</text:p>
          </table:table-cell>
          <table:table-cell table:style-name="Tabella1.B1" office:value-type="string">
            <text:p text:style-name="P14">Descrizione - Descrip<text:span text:style-name="T24">t</text:span>ion</text:p>
          </table:table-cell>
        </table:table-row>
        <table:table-row table:style-name="Tabella1.2">
          <table:table-cell table:style-name="Tabella1.A2" office:value-type="string">
            <text:p text:style-name="P13">2020</text:p>
          </table:table-cell>
          <table:table-cell table:style-name="Tabella1.B2" office:value-type="string">
            <text:p text:style-name="P16">IT</text:p>
            <text:list xml:id="list2569150192" text:style-name="L1">
              <text:list-item>
                <text:p text:style-name="P29">Ideazione del progetto MAPOD</text:p>
              </text:list-item>
            </text:list>
            <text:p text:style-name="P16">EN</text:p>
            <text:list xml:id="list163405417262700" text:continue-numbering="true" text:style-name="L1">
              <text:list-item>
                <text:p text:style-name="P29"><text:span text:style-name="T13">Conception of MAPOD projec</text:span><text:span text:style-name="T14">t</text:span></text:p>
              </text:list-item>
            </text:list>
            <text:p text:style-name="P1"/>
          </table:table-cell>
        </table:table-row>
        <table:table-row table:style-name="Tabella1.3">
          <table:table-cell table:style-name="Tabella1.A2" office:value-type="string">
            <text:p text:style-name="P10">2021</text:p>
          </table:table-cell>
          <table:table-cell table:style-name="Tabella1.B2" office:value-type="string">
            <text:p text:style-name="P22">IT</text:p>
            <text:list xml:id="list332693149" text:style-name="L2">
              <text:list-item>
                <text:p text:style-name="P24"><text:span text:style-name="T13">Primo rilascio di MAPOD4D Core 0 </text:span><text:span text:style-name="T15">e creazione community</text:span></text:p>
              </text:list-item>
              <text:list-item>
                <text:p text:style-name="P23">Progetto antropologico e archeologico “Metaverse bscdrroc20”</text:p>
              </text:list-item>
            </text:list>
            <text:p text:style-name="P22">EN</text:p>
            <text:list xml:id="list163404387458316" text:continue-numbering="true" text:style-name="L2">
              <text:list-item>
                <text:p text:style-name="P24"><text:span text:style-name="T13">First release of MAPOD4D Core 0 </text:span><text:span text:style-name="T15">and creation of community</text:span></text:p>
              </text:list-item>
              <text:list-item>
                <text:p text:style-name="P24"><text:span text:style-name="T13">Antropological an arch</text:span><text:span text:style-name="T16">a</text:span><text:span text:style-name="T13">eological project </text:span><text:s/>“<text:span text:style-name="T2">Metaverse </text:span>bscdrroc20”</text:p>
              </text:list-item>
            </text:list>
            <text:p text:style-name="P1"/>
          </table:table-cell>
        </table:table-row>
        <table:table-row table:style-name="Tabella1.3">
          <table:table-cell table:style-name="Tabella1.A2" office:value-type="string">
            <text:p text:style-name="P10">Aprile 2022</text:p>
            <text:p text:style-name="P11">April 2022</text:p>
          </table:table-cell>
          <table:table-cell table:style-name="Tabella1.B2" office:value-type="string">
            <text:p text:style-name="P17">IT</text:p>
            <text:list xml:id="list3768860050" text:style-name="L3">
              <text:list-item>
                <text:p text:style-name="P30">Presentazione pubblica del progetto MAPOD4D presso il GAM di Golasecca</text:p>
              </text:list-item>
              <text:list-item>
                <text:p text:style-name="P30"><text:span text:style-name="T1">Progetto museale “</text:span>Metaverse GAM”</text:p>
              </text:list-item>
              <text:list-item>
                <text:p text:style-name="P30"><text:span text:style-name="T13">Articolo sul Sibrium 35 “MAPOD4D: primo esempio di musealizzazione digitale </text:span>di sepolture utilizzando un multiverso di metaversi”, <text:span text:style-name="T2">R</text:span>oberto Taglioretti, Davide Carraro, Vikto<text:span text:style-name="T2">r</text:span>y Taglioretti, Alessandra Mazzucchi</text:p>
              </text:list-item>
              <text:list-item>
                <text:p text:style-name="P49"><text:span text:style-name="T17">Creazione del canale Twitch </text:span><text:a xlink:type="simple" xlink:href="https://www.twitch.tv/mapod4d" text:style-name="Internet_20_link" text:visited-style-name="Visited_20_Internet_20_Link"><text:span text:style-name="T17">https://www.twitch.tv/mapod4d</text:span></text:a><text:span text:style-name="T17"> e prima trasmisione</text:span></text:p>
              </text:list-item>
              <text:list-item>
                <text:p text:style-name="P48"><text:span text:style-name="T17">Creazione del canale Youtube </text:span><text:a xlink:type="simple" xlink:href="https://www.youtube.com/channel/UClregu0cB9vCA12I9xLS4CA" text:style-name="Internet_20_link" text:visited-style-name="Visited_20_Internet_20_Link"><text:span text:style-name="T17">https://www.youtube.com/channel/UClregu0cB9vCA12I9xLS4CA</text:span></text:a></text:p>
              </text:list-item>
              <text:list-item>
                <text:p text:style-name="P30">Cr<text:span text:style-name="T25">e</text:span>azione Kanboard privata per il supporto al metodo Agile</text:p>
              </text:list-item>
              <text:list-item>
                <text:p text:style-name="P48"><text:span text:style-name="T17">Cre</text:span><text:span text:style-name="T22">a</text:span><text:span text:style-name="T17">zione sito </text:span><text:a xlink:type="simple" xlink:href="https://www.mapod.it/" text:style-name="Internet_20_link" text:visited-style-name="Visited_20_Internet_20_Link"><text:span text:style-name="T17">https://www.mapod.it</text:span></text:a></text:p>
              </text:list-item>
            </text:list>
            <text:p text:style-name="P17">EN</text:p>
            <text:list xml:id="list163404129684124" text:continue-numbering="true" text:style-name="L3">
              <text:list-item>
                <text:p text:style-name="P30">Official public presentation of MAPOD4D at GAM in Golasecca</text:p>
              </text:list-item>
              <text:list-item>
                <text:p text:style-name="P30"><text:span text:style-name="T1">Museum project “</text:span>Metaverse GAM”</text:p>
              </text:list-item>
              <text:list-item>
                <text:p text:style-name="P30"><text:span text:style-name="T13">Publication of the paper in Sibrium 35 “MAPOD4D: primo esempio di </text:span>musealizzazione digitale di sepolture utilizzando un multiverso di metaversi”, roberto Taglioretti, Davide Carraro, Viktroy Taglioretti, Alessandra Mazzucchi</text:p>
              </text:list-item>
              <text:list-item>
                <text:p text:style-name="P49"><text:span text:style-name="T18">Build of Twitch channel</text:span><text:span text:style-name="T17"> </text:span><text:a xlink:type="simple" xlink:href="https://www.twitch.tv/mapod4d" text:style-name="Internet_20_link" text:visited-style-name="Visited_20_Internet_20_Link"><text:span text:style-name="T17">https://www.twitch.tv/mapod4d</text:span></text:a><text:span text:style-name="T17"> </text:span><text:span text:style-name="T18">and first trasmission</text:span></text:p>
              </text:list-item>
              <text:list-item>
                <text:p text:style-name="P51"><text:span text:style-name="T17">Build of Youtube channel </text:span><text:a xlink:type="simple" xlink:href="https://www.youtube.com/channel/UClregu0cB9vCA12I9xLS4CA" text:style-name="Internet_20_link" text:visited-style-name="Visited_20_Internet_20_Link"><text:span text:style-name="T17">https://www.youtube.com/channel/UClregu0cB9vCA12I9xLS4CA</text:span></text:a></text:p>
              </text:list-item>
              <text:list-item>
                <text:p text:style-name="P36">Build of private Kanborad to improve Agile method</text:p>
              </text:list-item>
              <text:list-item>
                <text:p text:style-name="P51"><text:span text:style-name="T17">Build of website <text:s/></text:span><text:a xlink:type="simple" xlink:href="https://www.mapod.it/" text:style-name="Internet_20_link" text:visited-style-name="Visited_20_Internet_20_Link"><text:span text:style-name="T17">https://www.mapod.it</text:span></text:a></text:p>
              </text:list-item>
            </text:list>
          </table:table-cell>
        </table:table-row>
        <table:table-row table:style-name="Tabella1.3">
          <table:table-cell table:style-name="Tabella1.A2" office:value-type="string">
            <text:p text:style-name="P10">Maggio 2022</text:p>
            <text:p text:style-name="P11">May 2022</text:p>
          </table:table-cell>
          <table:table-cell table:style-name="Tabella1.B2" office:value-type="string">
            <text:p text:style-name="P15">IT</text:p>
            <text:list xml:id="list1078722084" text:style-name="L4">
              <text:list-item>
                <text:p text:style-name="P25">Progetto antropologico e archeologico “Metaverse treviglioav13iv01”</text:p>
              </text:list-item>
              <text:list-item>
                <text:p text:style-name="P25">Primo rilascio di MAPOD4D Core 1</text:p>
              </text:list-item>
              <text:list-item>
                <text:p text:style-name="P25"><text:soft-page-break/><text:span text:style-name="T13">Creato il server MAPOD4D </text:span><text:span text:style-name="T12">per il Core 2</text:span></text:p>
              </text:list-item>
              <text:list-item>
                <text:p text:style-name="P26"><text:span text:style-name="T13">Creato il laboratorio digitale per l’antropologia </text:span><text:span text:style-name="T12">“antropological digital laboratory MAPOD4D”</text:span></text:p>
              </text:list-item>
              <text:list-item>
                <text:p text:style-name="P25">Creata la nuova infrastruttura di sviluppo e gestione debug</text:p>
              </text:list-item>
              <text:list-item>
                <text:p text:style-name="P25">Creata l’infrastruttura per <text:span text:style-name="T23">ospitare </text:span>il database</text:p>
              </text:list-item>
            </text:list>
            <text:p text:style-name="P15">EN</text:p>
            <text:list xml:id="list163403948612733" text:continue-numbering="true" text:style-name="L4">
              <text:list-item>
                <text:p text:style-name="P27">Antropological and arch<text:span text:style-name="T25">a</text:span>eological project “Metaverse treviglioav13iv01”</text:p>
              </text:list-item>
              <text:list-item>
                <text:p text:style-name="P27">First release of MAPOD4D Core 1</text:p>
              </text:list-item>
              <text:list-item>
                <text:p text:style-name="P27">Build MAPOD4D server for Core 2</text:p>
              </text:list-item>
              <text:list-item>
                <text:p text:style-name="P27">Build of “antropological digital laboratory MAPOD4D”</text:p>
              </text:list-item>
              <text:list-item>
                <text:p text:style-name="P27">Build <text:span text:style-name="T25">of </text:span>new infrastructure to improve develop and debug</text:p>
              </text:list-item>
              <text:list-item>
                <text:p text:style-name="P28">Build <text:span text:style-name="T25">of </text:span><text:span text:style-name="T12">new infrastructure </text:span>to host the database</text:p>
              </text:list-item>
            </text:list>
            <text:p text:style-name="P4"/>
          </table:table-cell>
        </table:table-row>
        <table:table-row table:style-name="Tabella1.3">
          <table:table-cell table:style-name="Tabella1.A2" office:value-type="string">
            <text:p text:style-name="P8">Settembre 2022</text:p>
            <text:p text:style-name="P9">S<text:span text:style-name="T6">e</text:span>ptember 2022</text:p>
          </table:table-cell>
          <table:table-cell table:style-name="Tabella1.B2" office:value-type="string">
            <text:p text:style-name="P37">IT</text:p>
            <text:list xml:id="list1841552667" text:style-name="L5">
              <text:list-item>
                <text:p text:style-name="P32">Progetto archeologico “Metaverse cscf2022”</text:p>
              </text:list-item>
              <text:list-item>
                <text:p text:style-name="P31">Progetto archeologico “Metaverse cscp2022”</text:p>
              </text:list-item>
              <text:list-item>
                <text:p text:style-name="P31">Progetto antropologico “Metaverse lobgmar15”</text:p>
              </text:list-item>
              <text:list-item>
                <text:p text:style-name="P31">Creato il server Discord https://discord.gg/ns4GGuVG5Y</text:p>
              </text:list-item>
              <text:list-item>
                <text:p text:style-name="P50"><text:span text:style-name="T17">Crezione </text:span><text:span text:style-name="T22">de</text:span><text:span text:style-name="T17">l nuovo sito </text:span><text:a xlink:type="simple" xlink:href="https://www.mapod4d.it/" text:style-name="Internet_20_link" text:visited-style-name="Visited_20_Internet_20_Link"><text:span text:style-name="T17">https://www.mapod4d.it</text:span></text:a></text:p>
              </text:list-item>
            </text:list>
            <text:p text:style-name="P2">EN</text:p>
            <text:list xml:id="list163404649451489" text:continue-numbering="true" text:style-name="L5">
              <text:list-item>
                <text:p text:style-name="P47">Arch<text:span text:style-name="T25">a</text:span>eological project “Metaverse cscf2022”</text:p>
              </text:list-item>
              <text:list-item>
                <text:p text:style-name="P33"><text:span text:style-name="T9">Arch</text:span><text:span text:style-name="T11">a</text:span><text:span text:style-name="T9">eological project “Metaverse csc</text:span><text:span text:style-name="T10">p</text:span><text:span text:style-name="T9">2022”</text:span></text:p>
              </text:list-item>
              <text:list-item>
                <text:p text:style-name="P33"><text:span text:style-name="T9">A</text:span><text:span text:style-name="T11">n</text:span><text:span text:style-name="T10">tropol</text:span><text:span text:style-name="T9">ogical project “Metaverse </text:span><text:span text:style-name="T10">lobgmar15</text:span><text:span text:style-name="T9">”</text:span></text:p>
              </text:list-item>
              <text:list-item>
                <text:p text:style-name="P52"><text:span text:style-name="T20">B</text:span><text:span text:style-name="T19">uild </text:span><text:span text:style-name="T21">of </text:span><text:span text:style-name="T19">Discord server <text:s/></text:span><text:a xlink:type="simple" xlink:href="https://discord.gg/ns4GGuVG5Y" text:style-name="Internet_20_link" text:visited-style-name="Visited_20_Internet_20_Link"><text:span text:style-name="T19">https://discord.gg/ns4GGuVG5Y</text:span></text:a></text:p>
              </text:list-item>
              <text:list-item>
                <text:p text:style-name="P52"><text:span text:style-name="T19">Build </text:span><text:span text:style-name="T21">of </text:span><text:span text:style-name="T19">new website <text:s/></text:span><text:a xlink:type="simple" xlink:href="https://www.mapod4d.it/" text:style-name="Internet_20_link" text:visited-style-name="Visited_20_Internet_20_Link"><text:span text:style-name="T19">https://www.mapod4d.it</text:span></text:a></text:p>
              </text:list-item>
            </text:list>
          </table:table-cell>
        </table:table-row>
        <table:table-row table:style-name="Tabella1.3">
          <table:table-cell table:style-name="Tabella1.A2" office:value-type="string">
            <text:p text:style-name="P7">Ottobre 2022</text:p>
            <text:p text:style-name="P7">October 2022</text:p>
          </table:table-cell>
          <table:table-cell table:style-name="Tabella1.B2" office:value-type="string">
            <text:p text:style-name="P18">IT</text:p>
            <text:list xml:id="list824870853" text:style-name="L6">
              <text:list-item>
                <text:p text:style-name="P38"><text:span text:style-name="T7">Sviluppo</text:span> <text:span text:style-name="T7">del</text:span> supporto <text:span text:style-name="T7">ai</text:span> visori VR</text:p>
              </text:list-item>
              <text:list-item>
                <text:p text:style-name="P40"><text:span text:style-name="T8">Inizio della</text:span> “MAPOD4D sc<text:span text:style-name="T25">h</text:span>ool”</text:p>
              </text:list-item>
              <text:list-item>
                <text:p text:style-name="P34"><text:span text:style-name="T8">Progetto di due </text:span><text:s/>“Metaverse <text:span text:style-name="T8">MAPOD4D</text:span>” <text:span text:style-name="T8">per le scuole superiori (PCTO)</text:span></text:p>
              </text:list-item>
            </text:list>
            <text:p text:style-name="P18">EN</text:p>
            <text:list xml:id="list3516615048" text:style-name="L7">
              <text:list-item>
                <text:p text:style-name="P41">Develop of interface to VR headset</text:p>
              </text:list-item>
              <text:list-item>
                <text:p text:style-name="P39">Start of “MAPOD4D sc<text:span text:style-name="T25">h</text:span>ool”</text:p>
              </text:list-item>
              <text:list-item>
                <text:p text:style-name="P35"><text:span text:style-name="T8">Project of two </text:span><text:s/>“Metaverse <text:span text:style-name="T8">MAPOD4D</text:span>” <text:span text:style-name="T8">for hight scool (PCTO)</text:span></text:p>
              </text:list-item>
            </text:list>
          </table:table-cell>
        </table:table-row>
        <table:table-row table:style-name="Tabella1.3">
          <table:table-cell table:style-name="Tabella1.A2" office:value-type="string">
            <text:p text:style-name="P5">Dicembre 2022</text:p>
            <text:p text:style-name="P5">December 2022</text:p>
          </table:table-cell>
          <table:table-cell table:style-name="Tabella1.B2" office:value-type="string">
            <text:p text:style-name="P19">IT</text:p>
            <text:list xml:id="list2744141601" text:style-name="L8">
              <text:list-item>
                <text:p text:style-name="P42">Primo rilascio di MAPOD4D Core 2</text:p>
              </text:list-item>
            </text:list>
            <text:p text:style-name="P19">EN</text:p>
            <text:list xml:id="list3447143712" text:style-name="L9">
              <text:list-item>
                <text:p text:style-name="P43">First release of MAPOD4D Core 2</text:p>
              </text:list-item>
            </text:list>
          </table:table-cell>
        </table:table-row>
        <table:table-row table:style-name="Tabella1.3">
          <table:table-cell table:style-name="Tabella1.A2" office:value-type="string">
            <text:p text:style-name="P5">Febbraio 2023</text:p>
            <text:p text:style-name="P5">Febbrary 2023</text:p>
          </table:table-cell>
          <table:table-cell table:style-name="Tabella1.B2" office:value-type="string">
            <text:p text:style-name="P19">IT</text:p>
            <text:list xml:id="list2356647500" text:style-name="L10">
              <text:list-item>
                <text:p text:style-name="P44">Aggiornamento dei “Metaverse MAPOD4D C1” a “Metaverse MAPOD4D C2”</text:p>
              </text:list-item>
            </text:list>
            <text:p text:style-name="P20">EN</text:p>
            <text:list xml:id="list4127183277" text:style-name="L11">
              <text:list-item>
                <text:p text:style-name="P53"><text:span text:style-name="T5">Upgrade of </text:span><text:span text:style-name="T4">“Metaverse MAPOD4D C1” </text:span><text:span text:style-name="T5">to</text:span><text:span text:style-name="T4"> “Metaverse MAPOD4D C2”</text:span></text:p>
              </text:list-item>
            </text:list>
          </table:table-cell>
        </table:table-row>
        <table:table-row table:style-name="Tabella1.10">
          <table:table-cell table:style-name="Tabella1.A2" office:value-type="string">
            <text:p text:style-name="P6">Marzo 2023</text:p>
            <text:p text:style-name="P5">March 2023</text:p>
          </table:table-cell>
          <table:table-cell table:style-name="Tabella1.B2" office:value-type="string">
            <text:p text:style-name="P19">IT</text:p>
            <text:list xml:id="list1472006376" text:style-name="L12">
              <text:list-item>
                <text:p text:style-name="P45">Conferenza archeologica</text:p>
              </text:list-item>
            </text:list>
            <text:p text:style-name="P21"><text:span text:style-name="T4">E</text:span><text:span text:style-name="T3">N</text:span></text:p>
            <text:list xml:id="list1095489331" text:style-name="L13">
              <text:list-item>
                <text:p text:style-name="P46">Archeological conference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 Unicode MS" svg:font-family="'Arial Unicode MS'"/>
    <style:font-face style:name="Liberation Sans" svg:font-family="'Liberation Sans'"/>
    <style:font-face style:name="Liberation Serif1" svg:font-family="'Liberation Serif'"/>
    <style:font-face style:name="Noto Sans" svg:font-family="'Noto Sans'"/>
    <style:font-face style:name="STIX Two Text" svg:font-family="'STIX Two Text'"/>
    <style:font-face style:name="Arial Unicode MS2" svg:font-family="'Arial Unicode MS'" style:font-family-generic="swiss"/>
    <style:font-face style:name="STIX Two Text1" svg:font-family="'STIX Two Text'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STIX Two Text" fo:font-size="12pt" fo:language="it" fo:country="IT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STIX Two Text" fo:font-size="12pt" fo:language="it" fo:country="IT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STIX Two Text" fo:font-family="'STIX Two Text'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STIX Two Text" fo:font-family="'STIX Two Text'" style:font-size-asian="12pt" style:font-name-complex="Arial Unicode MS2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STIX Two Text" fo:font-family="'STIX Two Text'"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TIX Two Text" fo:font-family="'STIX Two Text'" fo:language="zxx" fo:country="none" style:font-size-asian="12pt" style:language-asian="zxx" style:country-asian="none" style:font-name-complex="Arial Unicode MS2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ile_20_di_20_disegno_20_predefinito" style:display-name="Stile di disegno predefinito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" fo:font-family="'Arial Unicode MS'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ggetto_20_senza_20_riempimento" style:display-name="Oggetto senza riempimento" style:family="paragraph" style:parent-style-name="Stile_20_di_20_disegno_20_predefinit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" fo:font-family="'Arial Unicode MS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ggetto_20_senza_20_riempimento_20_e_20_linee" style:display-name="Oggetto senza riempimento e linee" style:family="paragraph" style:parent-style-name="Stile_20_di_20_disegno_20_predefinit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" fo:font-family="'Arial Unicode MS'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fo:font-size="18pt" style:font-size-asian="18pt"/>
    </style:style>
    <style:style style:name="Text" style:family="paragraph" style:parent-style-name="Caption" style:class="extra"/>
    <style:style style:name="Titolo_20_A4" style:display-name="Titolo A4" style:family="paragraph" style:parent-style-name="A4">
      <style:text-properties style:font-name="Noto Sans" fo:font-family="'Noto Sans'" fo:font-size="44pt" style:font-size-asian="44pt"/>
    </style:style>
    <style:style style:name="Intestazione_20_A4" style:display-name="Intestazione A4" style:family="paragraph" style:parent-style-name="A4">
      <style:text-properties style:font-name="Noto Sans" fo:font-family="'Noto Sans'" fo:font-size="24pt" style:font-size-asian="24pt"/>
    </style:style>
    <style:style style:name="Testo_20_A4" style:display-name="Testo A4" style:family="paragraph" style:parent-style-name="A4">
      <style:text-properties style:font-name="Noto Sans" fo:font-family="'Noto Sans'" fo:font-size="18pt" style:font-size-asian="18pt"/>
    </style:style>
    <style:style style:name="A0" style:family="paragraph" style:parent-style-name="Text">
      <style:text-properties style:font-name="Noto Sans" fo:font-family="'Noto Sans'" fo:font-size="47.5pt" style:font-size-asian="47.5pt"/>
    </style:style>
    <style:style style:name="Titolo_20_A0" style:display-name="Titolo A0" style:family="paragraph" style:parent-style-name="A4">
      <style:text-properties style:font-name="Noto Sans" fo:font-family="'Noto Sans'" fo:font-size="96pt" style:font-size-asian="96pt"/>
    </style:style>
    <style:style style:name="Intestazione_20_A0" style:display-name="Intestazione A0" style:family="paragraph" style:parent-style-name="A4">
      <style:text-properties style:font-name="Noto Sans" fo:font-family="'Noto Sans'" fo:font-size="71.5pt" style:font-size-asian="71.5pt"/>
    </style:style>
    <style:style style:name="Testo_20_A0" style:display-name="Testo A0" style:family="paragraph" style:parent-style-name="A4">
      <style:text-properties style:font-name="Noto Sans" fo:font-family="'Noto Sans'" fo:font-size="18pt" style:font-size-asian="18pt"/>
    </style:style>
    <style:style style:name="Immagine" style:family="paragraph">
      <style:text-properties style:font-name="Liberation Sans" fo:font-family="'Liberation Sans'" fo:font-size="18pt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Forme" style:family="paragraph" style:parent-style-name="Immagine">
      <style:text-properties style:font-name="Liberation Sans" fo:font-family="'Liberation Sans'" fo:font-size="14pt" fo:font-weight="bold" style:font-size-asian="14pt" style:font-weight-asian="bold"/>
    </style:style>
    <style:style style:name="Pieno" style:family="paragraph" style:parent-style-name="Forme">
      <style:text-properties style:font-name="Liberation Sans" fo:font-family="'Liberation Sans'" fo:font-size="14pt" fo:font-weight="bold" style:font-size-asian="14pt" style:font-weight-asian="bold"/>
    </style:style>
    <style:style style:name="Blu_20_pieno" style:display-name="Blu pieno" style:family="paragraph" style:parent-style-name="Pieno">
      <style:text-properties fo:color="#ffffff" loext:opacity="100%" style:font-name="Liberation Sans" fo:font-family="'Liberation Sans'" fo:font-size="14pt" fo:font-weight="bold" style:font-size-asian="14pt" style:font-weight-asian="bold"/>
    </style:style>
    <style:style style:name="Verde_20_pieno" style:display-name="Verde pieno" style:family="paragraph" style:parent-style-name="Pieno">
      <style:text-properties fo:color="#ffffff" loext:opacity="100%" style:font-name="Liberation Sans" fo:font-family="'Liberation Sans'" fo:font-size="14pt" fo:font-weight="bold" style:font-size-asian="14pt" style:font-weight-asian="bold"/>
    </style:style>
    <style:style style:name="Rosso_20_pieno" style:display-name="Rosso pieno" style:family="paragraph" style:parent-style-name="Pieno">
      <style:text-properties fo:color="#ffffff" loext:opacity="100%" style:font-name="Liberation Sans" fo:font-family="'Liberation Sans'" fo:font-size="14pt" fo:font-weight="bold" style:font-size-asian="14pt" style:font-weight-asian="bold"/>
    </style:style>
    <style:style style:name="Giallo_20_pieno" style:display-name="Giallo pieno" style:family="paragraph" style:parent-style-name="Pieno">
      <style:text-properties fo:color="#ffffff" loext:opacity="100%" style:font-name="Liberation Sans" fo:font-family="'Liberation Sans'" fo:font-size="14pt" fo:font-weight="bold" style:font-size-asian="14pt" style:font-weight-asian="bold"/>
    </style:style>
    <style:style style:name="Contornato" style:family="paragraph" style:parent-style-name="Forme">
      <style:text-properties style:font-name="Liberation Sans" fo:font-family="'Liberation Sans'" fo:font-size="14pt" fo:font-weight="bold" style:font-size-asian="14pt" style:font-weight-asian="bold"/>
    </style:style>
    <style:style style:name="Contornato_20_in_20_blu" style:display-name="Contornato in blu" style:family="paragraph" style:parent-style-name="Contornato">
      <style:text-properties fo:color="#355269" loext:opacity="100%" style:font-name="Liberation Sans" fo:font-family="'Liberation Sans'" fo:font-size="14pt" fo:font-weight="bold" style:font-size-asian="14pt" style:font-weight-asian="bold"/>
    </style:style>
    <style:style style:name="Contornato_20_in_20_verde" style:display-name="Contornato in verde" style:family="paragraph" style:parent-style-name="Contornato">
      <style:text-properties fo:color="#127622" loext:opacity="100%" style:font-name="Liberation Sans" fo:font-family="'Liberation Sans'" fo:font-size="14pt" fo:font-weight="bold" style:font-size-asian="14pt" style:font-weight-asian="bold"/>
    </style:style>
    <style:style style:name="Contornato_20_in_20_rosso" style:display-name="Contornato in rosso" style:family="paragraph" style:parent-style-name="Contornato">
      <style:text-properties fo:color="#c9211e" loext:opacity="100%" style:font-name="Liberation Sans" fo:font-family="'Liberation Sans'" fo:font-size="14pt" fo:font-weight="bold" style:font-size-asian="14pt" style:font-weight-asian="bold"/>
    </style:style>
    <style:style style:name="Contornato_20_in_20_giallo" style:display-name="Contornato in giallo" style:family="paragraph" style:parent-style-name="Contornato">
      <style:text-properties fo:color="#b47804" loext:opacity="100%" style:font-name="Liberation Sans" fo:font-family="'Liberation Sans'" fo:font-size="14pt" fo:font-weight="bold" style:font-size-asian="14pt" style:font-weight-asian="bold"/>
    </style:style>
    <style:style style:name="Linee" style:family="paragraph" style:parent-style-name="Immagine">
      <style:text-properties style:font-name="Liberation Sans" fo:font-family="'Liberation Sans'" fo:font-size="18pt" style:font-size-asian="18pt"/>
    </style:style>
    <style:style style:name="Linea_20_a_20_freccia" style:display-name="Linea a freccia" style:family="paragraph" style:parent-style-name="Linee">
      <style:text-properties style:font-name="Liberation Sans" fo:font-family="'Liberation Sans'" fo:font-size="18pt" style:font-size-asian="18pt"/>
    </style:style>
    <style:style style:name="Linea_20_tratteggiata" style:display-name="Linea tratteggiata" style:family="paragraph" style:parent-style-name="Linee">
      <style:text-properties style:font-name="Liberation Sans" fo:font-family="'Liberation Sans'" fo:font-size="18pt" style:font-size-asian="18pt"/>
    </style:style>
    <style:style style:name="Predefinito_7e_LT_7e_Gliederung_20_1" style:display-name="Predefinito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finito_7e_LT_7e_Gliederung_20_2" style:display-name="Predefinito~LT~Gliederung 2" style:family="paragraph" style:parent-style-name="Predefinito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finito_7e_LT_7e_Gliederung_20_3" style:display-name="Predefinito~LT~Gliederung 3" style:family="paragraph" style:parent-style-name="Predefinito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finito_7e_LT_7e_Gliederung_20_4" style:display-name="Predefinito~LT~Gliederung 4" style:family="paragraph" style:parent-style-name="Predefinito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finito_7e_LT_7e_Gliederung_20_5" style:display-name="Predefinito~LT~Gliederung 5" style:family="paragraph" style:parent-style-name="Predefinito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finito_7e_LT_7e_Gliederung_20_6" style:display-name="Predefinito~LT~Gliederung 6" style:family="paragraph" style:parent-style-name="Predefinito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finito_7e_LT_7e_Gliederung_20_7" style:display-name="Predefinito~LT~Gliederung 7" style:family="paragraph" style:parent-style-name="Predefinito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finito_7e_LT_7e_Gliederung_20_8" style:display-name="Predefinito~LT~Gliederung 8" style:family="paragraph" style:parent-style-name="Predefinito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finito_7e_LT_7e_Gliederung_20_9" style:display-name="Predefinito~LT~Gliederung 9" style:family="paragraph" style:parent-style-name="Predefinito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finito_7e_LT_7e_Titel" style:display-name="Predefinito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finito_7e_LT_7e_Untertitel" style:display-name="Predefinito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finito_7e_LT_7e_Notizen" style:display-name="Predefinito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finito_7e_LT_7e_Hintergrundobjekte" style:display-name="Predefinito~LT~Hintergrundobjekte" style:family="paragraph">
      <style:text-properties style:font-name="Liberation Serif1" fo:font-family="'Liberation Serif'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definito_7e_LT_7e_Hintergrund" style:display-name="Predefinito~LT~Hintergrund" style:family="paragraph">
      <style:text-properties style:font-name="Liberation Serif1" fo:font-family="'Liberation Serif'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fo:font-size="18pt" style:letter-kerning="true" style:font-size-asian="18pt"/>
    </style:style>
    <style:style style:name="Oggetti_20_di_20_sfondo" style:display-name="Oggetti di sfondo" style:family="paragraph">
      <style:text-properties style:font-name="Liberation Serif1" fo:font-family="'Liberation Serif'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fondo" style:family="paragraph">
      <style:text-properties style:font-name="Liberation Serif1" fo:font-family="'Liberation Serif'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ruttura_20_1" style:display-name="Struttura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ruttura_20_2" style:display-name="Struttura 2" style:family="paragraph" style:parent-style-name="Struttura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ruttura_20_3" style:display-name="Struttura 3" style:family="paragraph" style:parent-style-name="Struttura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ruttura_20_4" style:display-name="Struttura 4" style:family="paragraph" style:parent-style-name="Struttura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uttura_20_5" style:display-name="Struttura 5" style:family="paragraph" style:parent-style-name="Struttura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uttura_20_6" style:display-name="Struttura 6" style:family="paragraph" style:parent-style-name="Struttura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uttura_20_7" style:display-name="Struttura 7" style:family="paragraph" style:parent-style-name="Struttura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uttura_20_8" style:display-name="Struttura 8" style:family="paragraph" style:parent-style-name="Struttura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uttura_20_9" style:display-name="Struttura 9" style:family="paragraph" style:parent-style-name="Struttura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5T15:52:13.218000000</meta:creation-date>
    <dc:date>2022-09-15T16:34:03.724000000</dc:date>
    <meta:editing-duration>PT38M53S</meta:editing-duration>
    <meta:editing-cycles>16</meta:editing-cycles>
    <meta:generator>LibreOffice/7.0.5.2$Windows_X86_64 LibreOffice_project/64390860c6cd0aca4beafafcfd84613dd9dfb63a</meta:generator>
    <meta:document-statistic meta:table-count="1" meta:image-count="0" meta:object-count="0" meta:page-count="2" meta:paragraph-count="92" meta:word-count="487" meta:character-count="3319" meta:non-whitespace-character-count="2971"/>
  </office:meta>
</office:document-meta>
</file>